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66cm" fo:margin-left="-0.042cm" table:align="left"/>
    </style:style>
    <style:style style:name="Table4.A" style:family="table-column">
      <style:table-column-properties style:column-width="4.313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691cm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66cm" fo:margin-left="-0.042cm" table:align="left"/>
    </style:style>
    <style:style style:name="Table5.A" style:family="table-column">
      <style:table-column-properties style:column-width="4.313cm"/>
    </style:style>
    <style:style style:name="Table5.B" style:family="table-column">
      <style:table-column-properties style:column-width="4.233cm"/>
    </style:style>
    <style:style style:name="Table5.C" style:family="table-column">
      <style:table-column-properties style:column-width="4.26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192cm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none" fo:border-top="none" fo:border-bottom="0.05pt solid #000000"/>
    </style:style>
    <style:style style:name="Table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92cm" fo:margin-left="0cm" table:align="left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667cm"/>
    </style:style>
    <style:style style:name="Table6.C" style:family="table-column">
      <style:table-column-properties style:column-width="5.759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Ubuntu" fo:font-size="10.5pt" officeooo:rsid="001697f1" style:font-size-asian="9.14999961853027pt" style:font-size-complex="10.5pt"/>
    </style:style>
    <style:style style:name="P2" style:family="paragraph" style:parent-style-name="Footer">
      <style:text-properties style:font-name="Ubuntu" fo:font-size="10.5pt" officeooo:rsid="001697f1" officeooo:paragraph-rsid="001697f1" style:font-size-asian="9.14999961853027pt" style:font-size-complex="10.5pt"/>
    </style:style>
    <style:style style:name="P3" style:family="paragraph" style:parent-style-name="Footer">
      <style:paragraph-properties fo:text-align="end" style:justify-single-word="false"/>
      <style:text-properties officeooo:paragraph-rsid="000de54f"/>
    </style:style>
    <style:style style:name="P4" style:family="paragraph" style:parent-style-name="Footer">
      <style:paragraph-properties fo:text-align="end" style:justify-single-word="false"/>
      <style:text-properties fo:font-size="8pt" officeooo:paragraph-rsid="000de54f" style:font-size-asian="8pt" style:font-size-complex="8pt"/>
    </style:style>
    <style:style style:name="P5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officeooo:paragraph-rsid="000de54f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Ubuntu" fo:font-size="10.5pt" officeooo:paragraph-rsid="00088e58" style:font-size-asian="10.5pt" style:font-size-complex="10.5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088e58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138e8d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officeooo:paragraph-rsid="00088e58" style:font-name-asian="Times New Roman" style:font-size-asian="10.5pt" style:language-asian="en" style:country-asian="ZA" style:font-size-complex="10.5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officeooo:paragraph-rsid="001697f1" style:font-name-asian="Times New Roman" style:font-size-asian="10.5pt" style:language-asian="en" style:country-asian="ZA" style:font-size-complex="10.5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style:font-name-asian="Times New Roman" style:font-size-asian="10.5pt" style:language-asian="en" style:country-asian="ZA" style:font-size-complex="10.5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2pt" style:text-underline-style="none" officeooo:rsid="00088e58" officeooo:paragraph-rsid="00088e58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2pt" style:text-underline-style="none" officeooo:rsid="000ec42a" officeooo:paragraph-rsid="000ec42a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2pt" officeooo:paragraph-rsid="000ec42a" style:font-name-asian="Times New Roman" style:font-size-asian="12pt" style:language-asian="en" style:country-asian="ZA" style:font-size-complex="12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0.5pt" style:text-underline-style="none" officeooo:rsid="00088e58" officeooo:paragraph-rsid="00088e58" style:font-size-asian="10.5pt" style:font-size-complex="10.5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0.5pt" style:text-underline-style="none" officeooo:rsid="00088e58" officeooo:paragraph-rsid="001697f1" style:font-size-asian="10.5pt" style:font-size-complex="10.5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style:text-underline-style="none" officeooo:rsid="00088e58" officeooo:paragraph-rsid="0010bac8" style:font-size-asian="10.5pt" style:font-size-complex="10.5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style:text-underline-style="none" officeooo:rsid="000ec42a" officeooo:paragraph-rsid="000ec42a" style:font-name-asian="Times New Roman" style:font-size-asian="10.5pt" style:language-asian="en" style:country-asian="ZA" style:font-size-complex="10.5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088e58" style:font-name-asian="Times New Roman" style:font-size-asian="10.5pt" style:language-asian="en" style:country-asian="ZA" style:font-size-complex="10.5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0e7de1" style:font-name-asian="Times New Roman" style:font-size-asian="10.5pt" style:language-asian="en" style:country-asian="ZA" style:font-size-complex="10.5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4ec0c" style:font-name-asian="Times New Roman" style:font-size-asian="10.5pt" style:language-asian="en" style:country-asian="ZA" style:font-size-complex="10.5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38e8d" style:font-name-asian="Times New Roman" style:font-size-asian="10.5pt" style:language-asian="en" style:country-asian="ZA" style:font-size-complex="10.5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531ba" style:font-name-asian="Times New Roman" style:font-size-asian="10.5pt" style:language-asian="en" style:country-asian="ZA" style:font-size-complex="10.5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697f1" style:font-name-asian="Times New Roman" style:font-size-asian="10.5pt" style:language-asian="en" style:country-asian="ZA" style:font-size-complex="10.5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138e8d" officeooo:paragraph-rsid="0014ec0c" style:font-name-asian="Times New Roman" style:font-size-asian="10.5pt" style:language-asian="en" style:country-asian="ZA" style:font-size-complex="10.5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0524d4" officeooo:paragraph-rsid="0014ec0c" style:font-name-asian="Times New Roman" style:font-size-asian="10.5pt" style:language-asian="en" style:country-asian="ZA" style:font-size-complex="10.5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.5pt" fo:font-style="normal" style:font-name-asian="Times New Roman" style:font-size-asian="10.5pt" style:language-asian="en" style:country-asian="ZA" style:font-style-asian="normal" style:font-size-complex="10.5pt" style:font-style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officeooo:paragraph-rsid="000de54f" style:font-name-asian="Times New Roman" style:font-size-asian="10.5pt" style:language-asian="en" style:country-asian="ZA" style:font-style-asian="normal" style:font-size-complex="10.5pt" style:font-style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officeooo:paragraph-rsid="0014ec0c" style:font-name-asian="Times New Roman" style:font-size-asian="10.5pt" style:language-asian="en" style:country-asian="ZA" style:font-style-asian="normal" style:font-size-complex="10.5pt" style:font-style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.5pt" fo:font-style="normal" officeooo:rsid="00138e8d" officeooo:paragraph-rsid="0014ec0c" style:font-name-asian="Times New Roman" style:font-size-asian="10.5pt" style:language-asian="en" style:country-asian="ZA" style:font-style-asian="normal" style:font-size-complex="10.5pt" style:font-style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style:text-underline-style="none" officeooo:rsid="000ec42a" officeooo:paragraph-rsid="0010bac8" style:font-name-asian="Times New Roman" style:font-size-asian="10.5pt" style:language-asian="en" style:country-asian="ZA" style:font-style-asian="normal" style:font-size-complex="10.5pt" style:font-style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style:text-underline-style="none" officeooo:rsid="00121b5a" officeooo:paragraph-rsid="00121b5a" style:font-name-asian="Times New Roman" style:font-size-asian="10.5pt" style:language-asian="en" style:country-asian="ZA" style:font-style-asian="normal" style:font-size-complex="10.5pt" style:font-style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fo:font-style="italic" style:text-underline-style="none" officeooo:rsid="00088e58" officeooo:paragraph-rsid="00121b5a" style:font-name-asian="Times New Roman" style:font-size-asian="10.5pt" style:language-asian="en" style:country-asian="ZA" style:font-style-asian="italic" style:font-size-complex="10.5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italic" officeooo:paragraph-rsid="001697f1" style:font-name-asian="Times New Roman" style:font-size-asian="10.5pt" style:language-asian="en" style:country-asian="ZA" style:font-style-asian="italic" style:font-size-complex="10.5pt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 Narrow" fo:font-size="12pt" style:text-underline-style="none" officeooo:rsid="00088e58" officeooo:paragraph-rsid="00088e58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tyle="italic" officeooo:paragraph-rsid="00138e8d" style:font-name-asian="Times New Roman" style:language-asian="en" style:country-asian="ZA" style:font-style-asian="italic" style:font-style-complex="italic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fo:color="#948a54" style:font-name="Ubuntu" fo:font-size="8pt" style:text-underline-style="none" officeooo:rsid="00088e58" officeooo:paragraph-rsid="00088e58" style:font-size-asian="8pt" style:language-asian="en" style:country-asian="ZA" style:font-size-complex="8pt"/>
    </style:style>
    <style:style style:name="P3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138e8d" officeooo:paragraph-rsid="0014ec0c" style:font-name-asian="Times New Roman" style:font-size-asian="10.5pt" style:language-asian="en" style:country-asian="ZA" style:font-size-complex="10.5pt"/>
    </style:style>
    <style:style style:name="P40" style:family="paragraph" style:parent-style-name="Standard">
      <style:paragraph-properties fo:text-align="center" style:justify-single-word="false"/>
      <style:text-properties fo:color="#0066ff" style:font-name="Purisa" fo:font-size="10.5pt" style:text-underline-style="solid" style:text-underline-width="auto" style:text-underline-color="font-color" officeooo:rsid="00088e58" officeooo:paragraph-rsid="00088e58" style:font-size-asian="9.14999961853027pt" style:font-size-complex="10.5pt"/>
    </style:style>
    <style:style style:name="P41" style:family="paragraph" style:parent-style-name="Standard">
      <style:paragraph-properties fo:text-align="end" style:justify-single-word="false"/>
      <style:text-properties fo:color="#000000" style:font-name="Ubuntu" fo:font-size="12pt" style:text-underline-style="none" officeooo:rsid="00088e58" officeooo:paragraph-rsid="00088e58" style:font-size-asian="12pt" style:font-size-complex="12pt"/>
    </style:style>
    <style:style style:name="P42" style:family="paragraph" style:parent-style-name="Standard">
      <style:paragraph-properties fo:margin-top="0.423cm" fo:margin-bottom="0.353cm" loext:contextual-spacing="true" fo:text-align="justify" style:justify-single-word="false"/>
      <style:text-properties fo:color="#000000" style:font-name="Ubuntu" fo:font-size="10.5pt" style:text-underline-style="none" officeooo:rsid="00088e58" officeooo:paragraph-rsid="00088e58" style:font-size-asian="10.5pt" style:font-size-complex="10.5pt"/>
    </style:style>
    <style:style style:name="P43" style:family="paragraph" style:parent-style-name="Table_20_Contents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2pt" officeooo:rsid="000de54f" officeooo:paragraph-rsid="000de54f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12pt" officeooo:rsid="000ec42a" officeooo:paragraph-rsid="000ec42a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0.5pt" officeooo:rsid="00138e8d" officeooo:paragraph-rsid="00138e8d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0.5pt" officeooo:rsid="00138e8d" officeooo:paragraph-rsid="0014ec0c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138e8d" officeooo:paragraph-rsid="0014ec0c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0.5pt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0.5pt" officeooo:rsid="0014ec0c" officeooo:paragraph-rsid="0014ec0c" style:font-size-asian="10.5pt" style:font-size-complex="10.5pt"/>
    </style:style>
    <style:style style:name="P51" style:family="paragraph" style:parent-style-name="Table_20_Contents">
      <style:paragraph-properties fo:text-align="justify" style:justify-single-word="false"/>
      <style:text-properties style:font-name="Ubuntu" fo:font-size="10.5pt" style:font-size-asian="10.5pt" style:font-size-complex="10.5pt"/>
    </style:style>
    <style:style style:name="P52" style:family="paragraph" style:parent-style-name="Table_20_Contents">
      <style:text-properties officeooo:rsid="00138e8d" officeooo:paragraph-rsid="00138e8d"/>
    </style:style>
    <style:style style:name="P53" style:family="paragraph" style:parent-style-name="List_20_Paragraph" style:list-style-name="WWNum9">
      <style:paragraph-properties fo:margin-top="0cm" fo:margin-bottom="0cm" loext:contextual-spacing="false" fo:text-align="justify" style:justify-single-word="false"/>
      <style:text-properties style:font-name="Ubuntu" fo:font-size="10.5pt" officeooo:paragraph-rsid="00088e58" style:font-size-asian="10.5pt" style:font-size-complex="10.5pt"/>
    </style:style>
    <style:style style:name="P54" style:family="paragraph" style:parent-style-name="Standard">
      <style:paragraph-properties fo:text-align="center" style:justify-single-word="false"/>
      <style:text-properties fo:color="#0066ff" style:font-name="Ubuntu" fo:font-size="20pt" style:text-underline-style="solid" style:text-underline-width="auto" style:text-underline-color="font-color" officeooo:rsid="00088e58" officeooo:paragraph-rsid="00088e58" style:font-size-asian="17.5pt" style:font-size-complex="20pt"/>
    </style:style>
    <style:style style:name="T1" style:family="text">
      <style:text-properties fo:color="#e36c0a" fo:font-size="20pt" style:font-size-asian="20pt" style:language-asian="en" style:country-asian="ZA" style:font-size-complex="20pt"/>
    </style:style>
    <style:style style:name="T2" style:family="text">
      <style:text-properties fo:color="#1f497d" fo:font-size="20pt" style:font-size-asian="20pt" style:language-asian="en" style:country-asian="ZA" style:font-size-complex="20pt"/>
    </style:style>
    <style:style style:name="T3" style:family="text">
      <style:text-properties fo:color="#948a54" fo:font-size="20pt" style:font-size-asian="20pt" style:language-asian="en" style:country-asian="ZA" style:font-size-complex="20pt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font-name-asian="Times New Roman" style:language-asian="en" style:country-asian="ZA"/>
    </style:style>
    <style:style style:name="T7" style:family="text">
      <style:text-properties fo:color="#000000" style:font-name-asian="Times New Roman" style:language-asian="en" style:country-asian="ZA" style:font-weight-complex="bold"/>
    </style:style>
    <style:style style:name="T8" style:family="text">
      <style:text-properties fo:color="#000000" officeooo:rsid="00088e58" style:font-name-asian="Times New Roman" style:language-asian="en" style:country-asian="ZA" style:font-weight-complex="bold"/>
    </style:style>
    <style:style style:name="T9" style:family="text">
      <style:text-properties fo:color="#000000" fo:font-weight="bold" style:font-name-asian="Times New Roman" style:language-asian="en" style:country-asian="ZA" style:font-weight-asian="bold" style:font-weight-complex="bold"/>
    </style:style>
    <style:style style:name="T10" style:family="text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Brickfield group</text:p>
      <text:p text:style-name="P40"/>
      <text:p text:style-name="P41">21 September 2017</text:p>
      <text:p text:style-name="P42">Brickfield Canvas indicative rental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roperty description</text:p>
          </table:table-cell>
          <table:table-cell table:style-name="Table1.B1" office:value-type="string">
            <text:p text:style-name="P8"><text:span text:style-name="T7">ERF 13748, Salt River Cape Tow</text:span><text:span text:style-name="T8">n</text:span></text:p>
          </table:table-cell>
        </table:table-row>
        <table:table-row>
          <table:table-cell table:style-name="Table1.A2" office:value-type="string">
            <text:p text:style-name="P10">Address:</text:p>
          </table:table-cell>
          <table:table-cell table:style-name="Table1.B6" office:value-type="string">
            <text:p text:style-name="P8"><text:span text:style-name="T7">35 Brickfield Road, Salt River, Cape </text:span><text:span text:style-name="T8">Town</text:span></text:p>
          </table:table-cell>
        </table:table-row>
        <table:table-row>
          <table:table-cell table:style-name="Table1.A2" office:value-type="string">
            <text:p text:style-name="P10">Gross Lettable Area:</text:p>
          </table:table-cell>
          <table:table-cell table:style-name="Table1.B6" office:value-type="string">
            <text:p text:style-name="P20">10,035m²</text:p>
          </table:table-cell>
        </table:table-row>
        <table:table-row>
          <table:table-cell table:style-name="Table1.A2" office:value-type="string">
            <text:p text:style-name="P10">Parking Bays:</text:p>
          </table:table-cell>
          <table:table-cell table:style-name="Table1.B6" office:value-type="string">
            <text:p text:style-name="P20">178</text:p>
          </table:table-cell>
        </table:table-row>
        <table:table-row>
          <table:table-cell table:style-name="Table1.A2" office:value-type="string">
            <text:p text:style-name="P10">Exclusive Use Tenancy</text:p>
          </table:table-cell>
          <table:table-cell table:style-name="Table1.B6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0">Occupation Date:</text:p>
          </table:table-cell>
          <table:table-cell table:style-name="Table1.B6" office:value-type="string">
            <text:p text:style-name="P20">1 October 2018</text:p>
          </table:table-cell>
        </table:table-row>
      </table:table>
      <text:p text:style-name="P36"/>
      <text:p text:style-name="P16">Important note:</text:p>
      <text:p text:style-name="P16"/>
      <text:p text:style-name="P6">This proposal has been prepared based on the existing concept designs. </text:p>
      <text:p text:style-name="P16">Any reduction in amenities, and consequent reduction in building costs, will favourably impact the rentals. </text:p>
      <text:p text:style-name="P6"/>
      <text:p text:style-name="P6">We point out that the concept design includes: </text:p>
      <text:p text:style-name="P6"/>
      <text:list xml:id="list9177315150785824177" text:style-name="WWNum9">
        <text:list-item>
          <text:p text:style-name="P53">extensive ablutions on each floor; </text:p>
        </text:list-item>
        <text:list-item>
          <text:p text:style-name="P53">2 large entrances;</text:p>
        </text:list-item>
        <text:list-item>
          <text:p text:style-name="P53">top floor entertainment deck;</text:p>
        </text:list-item>
        <text:list-item>
          <text:p text:style-name="P53">balconies; and</text:p>
        </text:list-item>
        <text:list-item>
          <text:p text:style-name="P53">2 large indoor garden atriums that extend from ground level to ceilings. </text:p>
          <text:p text:style-name="P53"/>
        </text:list-item>
      </text:list>
      <text:p text:style-name="P6">Simplification of the building design is likely from the high level understanding we have of Tenant’s requirements. </text:p>
      <text:p text:style-name="P13"><text:span text:style-name="T10">The details of these requirements have not been shared with us as yet.</text:span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44">R</text:p>
          </table:table-cell>
          <table:table-cell table:style-name="Table2.C1" office:value-type="string">
            <text:p text:style-name="P44">R</text:p>
          </table:table-cell>
        </table:table-row>
        <table:table-row>
          <table:table-cell table:style-name="Table2.A2" office:value-type="string">
            <text:p text:style-name="P29">Current per square meter gross rental</text:p>
          </table:table-cell>
          <table:table-cell table:style-name="Table2.B2" office:value-type="string">
            <text:p text:style-name="P44">88</text:p>
          </table:table-cell>
          <table:table-cell table:style-name="Table2.C2" office:value-type="string">
            <text:p text:style-name="P44">131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8">Per square metre rentals at occupation date (Oct 2018):</text:p>
          </table:table-cell>
          <table:table-cell table:style-name="Table3.B1" office:value-type="string">
            <text:p text:style-name="P43"/>
          </table:table-cell>
          <table:table-cell table:style-name="Table3.C1" office:value-type="string">
            <text:p text:style-name="P43"/>
          </table:table-cell>
        </table:table-row>
        <table:table-row>
          <table:table-cell table:style-name="Table3.A6" office:value-type="string">
            <text:p text:style-name="P21">Rental – Gross</text:p>
          </table:table-cell>
          <table:table-cell table:style-name="Table3.B2" office:value-type="string">
            <text:p text:style-name="P45">96</text:p>
          </table:table-cell>
          <table:table-cell table:style-name="Table3.C6" office:value-type="string">
            <text:p text:style-name="P15">139</text:p>
          </table:table-cell>
        </table:table-row>
        <table:table-row>
          <table:table-cell table:style-name="Table3.A6" office:value-type="string">
            <text:p text:style-name="P7"><text:span text:style-name="T6">Operating Costs </text:span><text:span text:style-name="T9"><text:s text:c="2"/>¹</text:span></text:p>
          </table:table-cell>
          <table:table-cell table:style-name="Table3.B2" office:value-type="string">
            <text:p text:style-name="P15">20</text:p>
          </table:table-cell>
          <table:table-cell table:style-name="Table3.C6" office:value-type="string">
            <text:p text:style-name="P15">25</text:p>
          </table:table-cell>
        </table:table-row>
        <table:table-row>
          <table:table-cell table:style-name="Table3.A6" office:value-type="string">
            <text:p text:style-name="P21">Rental – Net</text:p>
          </table:table-cell>
          <table:table-cell table:style-name="Table3.B2" office:value-type="string">
            <text:p text:style-name="P15">76</text:p>
          </table:table-cell>
          <table:table-cell table:style-name="Table3.C6" office:value-type="string">
            <text:p text:style-name="P15">114</text:p>
          </table:table-cell>
        </table:table-row>
        <table:table-row>
          <table:table-cell table:style-name="Table3.A6" office:value-type="string">
            <text:p text:style-name="P21">Parking bays (open)</text:p>
          </table:table-cell>
          <table:table-cell table:style-name="Table3.B2" office:value-type="string">
            <text:p text:style-name="P15">750</text:p>
          </table:table-cell>
          <table:table-cell table:style-name="Table3.C6" office:value-type="string">
            <text:p text:style-name="P15">750</text:p>
          </table:table-cell>
        </table:table-row>
        <table:table-row>
          <table:table-cell table:style-name="Table3.A6" office:value-type="string">
            <text:p text:style-name="P12">Parking bays (ShadePort)</text:p>
          </table:table-cell>
          <table:table-cell table:style-name="Table3.B2" office:value-type="string">
            <text:p text:style-name="P15">1 000</text:p>
          </table:table-cell>
          <table:table-cell table:style-name="Table3.C6" office:value-type="string">
            <text:p text:style-name="P15">1 000</text:p>
          </table:table-cell>
        </table:table-row>
      </table:table>
      <text:p text:style-name="P14">Note:</text:p>
      <text:p text:style-name="P19">Paid by Landlord and includes:</text:p>
      <text:p text:style-name="P19"/>
      <text:p text:style-name="P19"><text:tab/>Structural repairs (including roof)</text:p>
      <text:p text:style-name="P19"><text:tab/>Building insurance</text:p>
      <text:p text:style-name="P19"><text:tab/>Fire control and maintenance – common area</text:p>
      <text:p text:style-name="P19"><text:tab/>Front gate security</text:p>
      <text:p text:style-name="P19"><text:tab/>Central HVAC maintenance </text:p>
      <text:p text:style-name="P19"><text:tab/>Garden maintenance</text:p>
      <text:p text:style-name="P19"><text:tab/>Assessment rates as at 2017</text:p>
      <text:p text:style-name="P19"><text:tab/>Facility management</text:p>
      <text:p text:style-name="P19"><text:tab/>Utility management</text:p>
      <text:p text:style-name="P19"><text:tab/>Lift Maintenance</text:p>
      <text:p text:style-name="P19"/>
      <text:p text:style-name="P32">Consumables for tenants accounts (based on actual usage):</text:p>
      <text:p text:style-name="P32"/>
      <text:p text:style-name="P32"><text:tab/>Water</text:p>
      <text:p text:style-name="P32"><text:tab/>Electricity</text:p>
      <text:p text:style-name="P32"><text:tab/>Operating repairs</text:p>
      <text:p text:style-name="P32"><text:tab/>CID Levies &amp; rates increases</text:p>
      <text:p text:style-name="P32"><text:tab/>Refuse removal </text:p>
      <text:p text:style-name="P32"><text:tab/>Cleaning, Sanitation</text:p>
      <text:p text:style-name="P32"><text:tab/>Generator fuel and maintenance</text:p>
      <text:p text:style-name="P32"><text:tab/>Internal security 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33">Escalation rate per annum:</text:p>
          </table:table-cell>
          <table:table-cell table:style-name="Table4.B1" office:value-type="string">
            <text:p text:style-name="P50">8.5%</text:p>
          </table:table-cell>
          <table:table-cell table:style-name="Table4.C1" office:value-type="string">
            <text:p text:style-name="P34">8.5%</text:p>
          </table:table-cell>
          <table:table-cell table:style-name="Table4.D1" office:value-type="string">
            <text:p text:style-name="P50">8.5%</text:p>
          </table:table-cell>
        </table:table-row>
        <table:table-row>
          <table:table-cell table:style-name="Table4.A10" office:value-type="string">
            <text:p text:style-name="P37"/>
          </table:table-cell>
          <table:table-cell table:style-name="Table4.B2" office:value-type="string">
            <text:p text:style-name="P46"/>
          </table:table-cell>
          <table:table-cell table:style-name="Table4.C10" office:value-type="string">
            <text:p text:style-name="P46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string">
            <text:p text:style-name="P31">Tenant Installation:</text:p>
          </table:table-cell>
          <table:table-cell table:style-name="Table4.B3" office:value-type="string">
            <text:p text:style-name="P47">NIL</text:p>
          </table:table-cell>
          <table:table-cell table:style-name="Table4.C10" office:value-type="string">
            <text:p text:style-name="P39">NIL</text:p>
          </table:table-cell>
          <table:table-cell table:style-name="Table4.D3" office:value-type="string">
            <text:p text:style-name="P22">R 1,500 / m²</text:p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4" office:value-type="string">
            <text:p text:style-name="P49"/>
          </table:table-cell>
          <table:table-cell table:style-name="Table4.C10" office:value-type="string">
            <text:p text:style-name="P23"/>
          </table:table-cell>
          <table:table-cell table:style-name="Table4.D4" office:value-type="string">
            <text:p text:style-name="P23"/>
          </table:table-cell>
        </table:table-row>
        <table:table-row>
          <table:table-cell table:style-name="Table4.A3" office:value-type="string">
            <text:p text:style-name="P48">Included:</text:p>
          </table:table-cell>
          <table:table-cell table:style-name="Table4.B5" office:value-type="string">
            <text:p text:style-name="P49"/>
          </table:table-cell>
          <table:table-cell table:style-name="Table4.C10" office:value-type="string">
            <text:p text:style-name="P22">HVAC</text:p>
          </table:table-cell>
          <table:table-cell table:style-name="Table4.D5" office:value-type="string">
            <text:p text:style-name="P26">HVAC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6" office:value-type="string">
            <text:p text:style-name="P49"/>
          </table:table-cell>
          <table:table-cell table:style-name="Table4.C10" office:value-type="string">
            <text:p text:style-name="P22">Ceilings</text:p>
          </table:table-cell>
          <table:table-cell table:style-name="Table4.D6" office:value-type="string">
            <text:p text:style-name="P22">Ceilings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7" office:value-type="string">
            <text:p text:style-name="P23"/>
          </table:table-cell>
          <table:table-cell table:style-name="Table4.C10" office:value-type="string">
            <text:p text:style-name="P22">Lighting</text:p>
          </table:table-cell>
          <table:table-cell table:style-name="Table4.D7" office:value-type="string">
            <text:p text:style-name="P22">Lighting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8" office:value-type="string">
            <text:p text:style-name="P23"/>
          </table:table-cell>
          <table:table-cell table:style-name="Table4.C10" office:value-type="string">
            <text:p text:style-name="P22">Plumbing</text:p>
          </table:table-cell>
          <table:table-cell table:style-name="Table4.D8" office:value-type="string">
            <text:p text:style-name="P22">Plumbing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9" office:value-type="string">
            <text:p text:style-name="P27">1 x Main Electrical DB board</text:p>
          </table:table-cell>
          <table:table-cell table:style-name="Table4.C10" office:value-type="string">
            <text:p text:style-name="P27">1 x Main Electrical DB board</text:p>
          </table:table-cell>
          <table:table-cell table:style-name="Table4.D9" office:value-type="string">
            <text:p text:style-name="P27">1 x Main Electrical DB board</text:p>
          </table:table-cell>
        </table:table-row>
        <table:table-row table:style-name="Table4.10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P49"/>
          </table:table-cell>
          <table:table-cell table:style-name="Table4.C10" office:value-type="string">
            <text:p text:style-name="P27">6 x Electrical DB</text:p>
          </table:table-cell>
          <table:table-cell table:style-name="Table4.D10" office:value-type="string">
            <text:p text:style-name="P27">6 x Electrical DB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ext:soft-page-break/>
        <table:table-row>
          <table:table-cell table:style-name="Table5.A1" office:value-type="string">
            <text:p text:style-name="P30">Excluded: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D1" office:value-type="string">
            <text:p text:style-name="P22"/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2" office:value-type="string">
            <text:p text:style-name="P24">Carpets</text:p>
          </table:table-cell>
          <table:table-cell table:style-name="Table5.C12" office:value-type="string">
            <text:p text:style-name="P24">Carpets</text:p>
          </table:table-cell>
          <table:table-cell table:style-name="Table5.D2" office:value-type="string">
            <text:p text:style-name="P24">Carpets</text:p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3" office:value-type="string">
            <text:p text:style-name="P24">Internal Walls</text:p>
          </table:table-cell>
          <table:table-cell table:style-name="Table5.C12" office:value-type="string">
            <text:p text:style-name="P24">Internal Walls</text:p>
          </table:table-cell>
          <table:table-cell table:style-name="Table5.D3" office:value-type="string">
            <text:p text:style-name="P24">Internal Walls</text:p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4" office:value-type="string">
            <text:p text:style-name="P24">Electrical Outlets</text:p>
          </table:table-cell>
          <table:table-cell table:style-name="Table5.C12" office:value-type="string">
            <text:p text:style-name="P24">Electrical Outlets</text:p>
          </table:table-cell>
          <table:table-cell table:style-name="Table5.D4" office:value-type="string">
            <text:p text:style-name="P24">Electrical Outlets</text:p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5" office:value-type="string">
            <text:p text:style-name="P24">HVAC</text:p>
          </table:table-cell>
          <table:table-cell table:style-name="Table5.C12" office:value-type="string">
            <text:p text:style-name="P24">Cable to seats</text:p>
          </table:table-cell>
          <table:table-cell table:style-name="Table5.D5" office:value-type="string">
            <text:p text:style-name="P24">Cable to seats</text:p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6" office:value-type="string">
            <text:p text:style-name="P24">Ceilings</text:p>
          </table:table-cell>
          <table:table-cell table:style-name="Table5.C12" office:value-type="string">
            <text:p text:style-name="P24">(Electrical + Data)</text:p>
          </table:table-cell>
          <table:table-cell table:style-name="Table5.D6" office:value-type="string">
            <text:p text:style-name="P24">(Electrical + Data)</text:p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7" office:value-type="string">
            <text:p text:style-name="P24">Lighting</text:p>
          </table:table-cell>
          <table:table-cell table:style-name="Table5.C12" office:value-type="string">
            <text:p text:style-name="P49"/>
          </table:table-cell>
          <table:table-cell table:style-name="Table5.D7" office:value-type="string">
            <text:p text:style-name="P49"/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8" office:value-type="string">
            <text:p text:style-name="P24">Plumbing</text:p>
          </table:table-cell>
          <table:table-cell table:style-name="Table5.C12" office:value-type="string">
            <text:p text:style-name="P49"/>
          </table:table-cell>
          <table:table-cell table:style-name="Table5.D8" office:value-type="string">
            <text:p text:style-name="P49"/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9" office:value-type="string">
            <text:p text:style-name="P24">Elevators</text:p>
          </table:table-cell>
          <table:table-cell table:style-name="Table5.C12" office:value-type="string">
            <text:p text:style-name="P49"/>
          </table:table-cell>
          <table:table-cell table:style-name="Table5.D9" office:value-type="string">
            <text:p text:style-name="P49"/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10" office:value-type="string">
            <text:p text:style-name="P24">Heating</text:p>
          </table:table-cell>
          <table:table-cell table:style-name="Table5.C12" office:value-type="string">
            <text:p text:style-name="P49"/>
          </table:table-cell>
          <table:table-cell table:style-name="Table5.D10" office:value-type="string">
            <text:p text:style-name="P49"/>
          </table:table-cell>
        </table:table-row>
        <table:table-row>
          <table:table-cell table:style-name="Table5.A12" office:value-type="string">
            <text:p text:style-name="P51"/>
          </table:table-cell>
          <table:table-cell table:style-name="Table5.B11" office:value-type="string">
            <text:p text:style-name="P24">Ventilation</text:p>
          </table:table-cell>
          <table:table-cell table:style-name="Table5.C12" office:value-type="string">
            <text:p text:style-name="P22"/>
          </table:table-cell>
          <table:table-cell table:style-name="Table5.D11" office:value-type="string">
            <text:p text:style-name="P22"/>
          </table:table-cell>
        </table:table-row>
        <table:table-row table:style-name="Table5.12">
          <table:table-cell table:style-name="Table5.A12" office:value-type="string">
            <text:p text:style-name="P51"/>
          </table:table-cell>
          <table:table-cell table:style-name="Table5.B12" office:value-type="string">
            <text:p text:style-name="P24">Generator</text:p>
          </table:table-cell>
          <table:table-cell table:style-name="Table5.C12" office:value-type="string">
            <text:p text:style-name="P24">Generator</text:p>
          </table:table-cell>
          <table:table-cell table:style-name="Table5.D12" office:value-type="string">
            <text:p text:style-name="P24">Generator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5">Lease Term:</text:p>
          </table:table-cell>
          <table:table-cell table:style-name="Table6.A1" office:value-type="string">
            <text:p text:style-name="P51"/>
          </table:table-cell>
          <table:table-cell table:style-name="Table6.C1" office:value-type="string">
            <text:p text:style-name="P49"/>
          </table:table-cell>
        </table:table-row>
        <table:table-row>
          <table:table-cell table:style-name="Table6.A3" office:value-type="string">
            <text:p text:style-name="P51"/>
          </table:table-cell>
          <table:table-cell table:style-name="Table6.B2" office:value-type="string">
            <text:p text:style-name="P11">Initial Lease:</text:p>
          </table:table-cell>
          <table:table-cell table:style-name="Table6.C2" office:value-type="string">
            <text:p text:style-name="P25">5 years – 1 October 2018 – 30 September 2023</text:p>
          </table:table-cell>
        </table:table-row>
        <table:table-row>
          <table:table-cell table:style-name="Table6.A3" office:value-type="string">
            <text:p text:style-name="P51"/>
          </table:table-cell>
          <table:table-cell table:style-name="Table6.B3" office:value-type="string">
            <text:p text:style-name="P11">Option to extend lease:</text:p>
          </table:table-cell>
          <table:table-cell table:style-name="Table6.C3" office:value-type="string">
            <text:p text:style-name="P25">5 years – 1 October 2025 to 30 September 2030</text:p>
          </table:table-cell>
        </table:table-row>
      </table:table>
      <text:p text:style-name="P16"/>
      <text:p text:style-name="P17">Important Note: This lease proposal is indicative and subject to understanding Tenant’s requirements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10.5pt" officeooo:rsid="001697f1" officeooo:paragraph-rsid="001697f1" style:font-size-asian="9.14999961853027pt" style:font-size-complex="10.5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officeooo:paragraph-rsid="000de54f"/>
    </style:style>
    <style:style style:name="MP3" style:family="paragraph" style:parent-style-name="Footer">
      <style:paragraph-properties fo:text-align="end" style:justify-single-word="false"/>
      <style:text-properties officeooo:paragraph-rsid="000de54f"/>
    </style:style>
    <style:style style:name="MP4" style:family="paragraph" style:parent-style-name="Footer">
      <style:paragraph-properties fo:text-align="end" style:justify-single-word="false"/>
      <style:text-properties fo:font-size="8pt" officeooo:paragraph-rsid="000de54f" style:font-size-asian="8pt" style:font-size-complex="8pt"/>
    </style:style>
    <style:style style:name="MP5" style:family="paragraph" style:parent-style-name="Footer">
      <style:text-properties style:font-name="Ubuntu" fo:font-size="10.5pt" officeooo:rsid="001697f1" style:font-size-asian="9.14999961853027pt" style:font-size-complex="10.5pt"/>
    </style:style>
    <style:style style:name="MT1" style:family="text">
      <style:text-properties fo:color="#e36c0a" fo:font-size="20pt" style:font-size-asian="20pt" style:language-asian="en" style:country-asian="ZA" style:font-size-complex="20pt"/>
    </style:style>
    <style:style style:name="MT2" style:family="text">
      <style:text-properties fo:color="#1f497d" fo:font-size="20pt" style:font-size-asian="20pt" style:language-asian="en" style:country-asian="ZA" style:font-size-complex="20pt"/>
    </style:style>
    <style:style style:name="MT3" style:family="text">
      <style:text-properties fo:color="#948a54" fo:font-size="20pt" style:font-size-asian="20pt" style:language-asian="en" style:country-asian="ZA" style:font-size-complex="20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 3</text:p>
      </style:footer>
      <style:footer-first>
        <text:p text:style-name="MP2"><text:span text:style-name="MT1">Brickfield</text:span><text:span text:style-name="MT2"> </text:span><text:span text:style-name="MT3">Group</text:span></text:p>
        <text:p text:style-name="MP3"><text:span text:style-name="MT4">Tel</text:span><text:span text:style-name="MT5"> +27 21 830 0790 </text:span><text:span text:style-name="MT4">Fax</text:span><text:span text:style-name="MT5"> +27 86 236 3303</text:span></text:p>
        <text:p text:style-name="MP4">Brickfield Call Centre, 35 Brickfield Road, Woodstock, Cape Town, 7925</text:p>
        <text:p text:style-name="MP4">Private Bag X1, Woodstock, 7915</text:p>
        <text:p text:style-name="MP3"><text:span text:style-name="MT4">Registration number</text:span><text:span text:style-name="MT5"> 2006/022349/07</text:span></text:p>
        <text:p text:style-name="MP3"><text:span text:style-name="MT4">Executive Directors </text:span><text:span text:style-name="MT5">TP Jacobs, RS Gordon</text:span></text:p>
      </style:footer-first>
      <style:footer-left>
        <text:p text:style-name="MP5"><text:s/>Page 2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7:51:07.444706483</meta:creation-date>
    <dc:date>2017-10-09T13:23:35.496538305</dc:date>
    <meta:editing-duration>PT3H14M38S</meta:editing-duration>
    <meta:editing-cycles>13</meta:editing-cycles>
    <meta:generator>LibreOffice/5.1.4.2$Linux_X86_64 LibreOffice_project/10m0$Build-2</meta:generator>
    <meta:document-statistic meta:table-count="6" meta:image-count="0" meta:object-count="0" meta:page-count="3" meta:paragraph-count="128" meta:word-count="414" meta:character-count="2591" meta:non-whitespace-character-count="2274"/>
  </office:meta>
</office:document-meta>
</file>